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44000001E4D8698247A53CF317.png" manifest:media-type="image/png"/>
  <manifest:file-entry manifest:full-path="Pictures/100008490000071000000412088A3AE1ACF79B3F.svg" manifest:media-type="image/svg+xml"/>
  <manifest:file-entry manifest:full-path="Pictures/100002010000004400000027F70D25B47CF29D8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2cm" svg:y="-2cm" svg:width="29.7cm" svg:height="8.959cm" draw:z-index="0"><draw:image xlink:href="Pictures/1000020100000644000001E4D8698247A53CF317.png" xlink:type="simple" xlink:show="embed" xlink:actuate="onLoad" loext:mime-type="image/png"/></draw:frame><draw:frame draw:style-name="fr2" draw:name="Image2" text:anchor-type="paragraph" svg:x="3.81cm" svg:y="7.153cm" svg:width="19.611cm" svg:height="11.299cm" draw:z-index="1"><draw:image xlink:href="Pictures/100008490000071000000412088A3AE1ACF79B3F.svg" xlink:type="simple" xlink:show="embed" xlink:actuate="onLoad" loext:mime-type="image/svg+xml"/><draw:image xlink:href="Pictures/100002010000004400000027F70D25B47CF29D8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23:56:43.668000000</meta:creation-date>
    <dc:date>2018-11-19T00:03:39.412000000</dc:date>
    <meta:editing-duration>PT6M57S</meta:editing-duration>
    <meta:editing-cycles>2</meta:editing-cycles>
    <meta:generator>LibreOffice/5.4.3.2$Windows_X86_64 LibreOffice_project/92a7159f7e4af62137622921e809f8546db437e5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